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omandos básicos:<text:line-break/><text:line-break/> <text:s text:c="3"/>¿Cómo listar los archivos y directorios de un directorio en orden alfabético?<text:line-break/> <text:s text:c="3"/>¿Cómo crear un directorio llamado "proyectos"?<text:line-break/> <text:s text:c="3"/>¿Cómo copiar un archivo llamado "documento.txt" a otro directorio?<text:line-break/> <text:s text:c="3"/>¿Cómo mover un archivo a la papelera?<text:line-break/> <text:s text:c="3"/>¿Cómo renombrar un archivo?<text:line-break/> <text:s text:c="3"/>¿Cómo ver el contenido de un archivo de texto?<text:line-break/> <text:s text:c="3"/>¿Cómo cambiar los permisos de un archivo?<text:line-break/><text:line-break/>Navegación en el sistema de archivos:<text:line-break/><text:line-break/> <text:s text:c="3"/>¿Cómo acceder al directorio raíz?<text:line-break/> <text:s text:c="3"/>¿Cómo volver al directorio anterior?<text:line-break/> <text:s text:c="3"/>¿Cómo mostrar la ruta completa del directorio actual?<text:line-break/> <text:s text:c="3"/>¿Cómo buscar un archivo dentro de un directorio y sus subdirectorios?<text:line-break/><text:line-break/>Gestión de procesos:<text:line-break/><text:line-break/> <text:s text:c="3"/>¿Cómo ver los procesos en ejecución?<text:line-break/> <text:s text:c="3"/>¿Cómo matar un proceso por su PID?<text:line-break/> <text:s text:c="3"/>¿Cómo ejecutar un comando en segundo plano?<text:line-break/> <text:s text:c="3"/>¿Cómo traer un proceso en segundo plano al frente?<text:line-break/><text:line-break/>Redirección de entrada y salida:<text:line-break/><text:line-break/> <text:s text:c="3"/>¿Cómo redirigir la salida de un comando a un archivo?<text:line-break/> <text:s text:c="3"/>¿Cómo anexar la salida de un comando a un archivo existente?<text:line-break/> <text:s text:c="3"/>¿Cómo leer la entrada de un archivo y pasarlo como entrada a un comando?</text:p>
      <text:p text:style-name="Standard"/>
      <text:p text:style-name="Standard">Ejercicio 1: Verificar la versión de Ubuntu<text:line-break/><text:line-break/>Instrucciones: Ejecuta un comando para verificar la versión de tu distribución de Ubuntu.<text:line-break/><text:line-break/>Solución:<text:line-break/><text:line-break/>lsb_release -a<text:line-break/><text:line-break/>Este comando te muestra la versión y detalles de la distribución de Ubuntu que tienes instalada.<text:line-break/>Ejercicio 2: Listar archivos y directorios<text:line-break/><text:line-break/>Instrucciones: Usa un comando para listar todos los archivos y directorios en el directorio actual.<text:line-break/><text:line-break/>Solución:<text:line-break/><text:line-break/>ls<text:line-break/><text:line-break/>Este comando muestra los archivos y carpetas del directorio actual.<text:line-break/><text:line-break/>Para ver más detalles, puedes usar:<text:line-break/><text:line-break/>ls -l<text:line-break/><text:soft-page-break/><text:line-break/>Esto muestra una lista detallada (permisos, propietario, tamaño, fecha de modificación).<text:line-break/>Ejercicio 3: Crear un nuevo directorio<text:line-break/><text:line-break/>Instrucciones: Crea un directorio llamado proyectos.<text:line-break/><text:line-break/>Solución:<text:line-break/><text:line-break/>mkdir proyectos<text:line-break/><text:line-break/>Ejercicio 4: Crear un archivo de texto<text:line-break/><text:line-break/>Instrucciones: Crea un archivo de texto llamado nota.txt.<text:line-break/><text:line-break/>Solución:<text:line-break/><text:line-break/>touch nota.txt<text:line-break/><text:line-break/>Este comando crea un archivo vacío. También puedes usar editores como nano o vim para abrir y editar el archivo.<text:line-break/>Ejercicio 5: Ver el contenido de un archivo<text:line-break/><text:line-break/>Instrucciones: Muestra el contenido de un archivo llamado nota.txt.<text:line-break/><text:line-break/>Solución:<text:line-break/><text:line-break/>cat nota.txt<text:line-break/><text:line-break/>Si el archivo es largo y quieres verlo página por página, puedes usar less:<text:line-break/><text:line-break/>less nota.txt<text:line-break/><text:line-break/>Ejercicio 6: Copiar un archivo<text:line-break/><text:line-break/>Instrucciones: Copia un archivo llamado nota.txt al directorio proyectos.<text:line-break/><text:line-break/>Solución:<text:line-break/><text:line-break/>cp nota.txt proyectos/<text:line-break/><text:line-break/>Ejercicio 7: Mover o renombrar un archivo<text:line-break/><text:line-break/>Instrucciones: Mueve (o renombra) el archivo nota.txt al directorio proyectos y cambia su nombre a nota_final.txt.<text:line-break/><text:line-break/>Solución:<text:line-break/><text:line-break/>mv nota.txt proyectos/nota_final.txt<text:line-break/><text:line-break/>Ejercicio 8: Eliminar un archivo<text:line-break/><text:line-break/>Instrucciones: Elimina el archivo nota_final.txt.<text:line-break/><text:soft-page-break/><text:line-break/>Solución:<text:line-break/><text:line-break/>rm proyectos/nota_final.txt<text:line-break/><text:line-break/>Ejercicio 9: Eliminar un directorio vacío<text:line-break/><text:line-break/>Instrucciones: Elimina el directorio proyectos (vacío).<text:line-break/><text:line-break/>Solución:<text:line-break/><text:line-break/>rmdir proyectos<text:line-break/><text:line-break/>Ejercicio 10: Ver el uso de espacio en disco<text:line-break/><text:line-break/>Instrucciones: Muestra el uso del espacio en disco en tu sistema.<text:line-break/><text:line-break/>Solución:<text:line-break/><text:line-break/>df -h<text:line-break/><text:line-break/>El parámetro -h muestra los tamaños en un formato legible (por ejemplo, en GB).<text:line-break/>Ejercicio 11: Ver los procesos en ejecución<text:line-break/><text:line-break/>Instrucciones: Muestra una lista de los procesos que están en ejecución.<text:line-break/><text:line-break/>Solución:<text:line-break/><text:line-break/>ps aux<text:line-break/><text:line-break/>Para ver los procesos en tiempo real:<text:line-break/><text:line-break/>top<text:line-break/><text:line-break/>Ejercicio 12: Buscar archivos<text:line-break/><text:line-break/>Instrucciones: Busca un archivo llamado config.txt en tu sistema.<text:line-break/><text:line-break/>Solución:<text:line-break/><text:line-break/>find / -name config.txt<text:line-break/><text:line-break/>Este comando buscará el archivo config.txt en todo el sistema de archivos. Puedes especificar un directorio en lugar de / si sabes dónde buscar.<text:line-break/>Ejercicio 13: Buscar texto dentro de archivos<text:line-break/><text:line-break/>Instrucciones: Busca la palabra "error" dentro de los archivos en el directorio actual.<text:line-break/><text:line-break/>Solución:<text:line-break/><text:line-break/>grep -r "error" .<text:line-break/><text:line-break/><text:soft-page-break/>Esto buscará la palabra "error" en todos los archivos dentro del directorio actual y sus subdirectorios.<text:line-break/>Ejercicio 14: Ver la fecha y hora actual<text:line-break/><text:line-break/>Instrucciones: Muestra la fecha y hora actuales del sistema.<text:line-break/><text:line-break/>Solución:<text:line-break/><text:line-break/>date<text:line-break/><text:line-break/>Ejercicio 15: Cambiar el directorio de trabajo<text:line-break/><text:line-break/>Instrucciones: Cambia al directorio /home/usuario.<text:line-break/><text:line-break/>Solución:<text:line-break/><text:line-break/>cd /home/usuario<text:line-break/><text:line-break/>Ejercicio 16: Ver el contenido de un directorio con permisos<text:line-break/><text:line-break/>Instrucciones: Muestra los archivos en el directorio /home/usuario con permisos detallados.<text:line-break/><text:line-break/>Solución:<text:line-break/><text:line-break/>ls -l /home/usuario<text:line-break/><text:line-break/>Ejercicio 17: Cambiar los permisos de un archivo<text:line-break/><text:line-break/>Instrucciones: Cambia los permisos de un archivo llamado script.sh para que solo el propietario tenga permiso de lectura y escritura, y el grupo y otros usuarios no tengan permisos.<text:line-break/><text:line-break/>Solución:<text:line-break/><text:line-break/>chmod 600 script.sh<text:line-break/><text:line-break/>El número 600 significa que solo el propietario tiene permisos de lectura y escritura (rw-), mientras que el grupo y otros no tienen permisos (---).<text:line-break/>Ejercicio 18: Ver las últimas líneas de un archivo<text:line-break/><text:line-break/>Instrucciones: Muestra las últimas 10 líneas de un archivo llamado log.txt.<text:line-break/><text:line-break/>Solución:<text:line-break/><text:line-break/>tail log.txt<text:line-break/><text:line-break/>Para ver más o menos líneas, puedes especificar el número:<text:line-break/><text:line-break/>tail -n 20 log.txt<text:line-break/><text:line-break/>Ejercicio 19: Comprimir un archivo<text:line-break/><text:line-break/>Instrucciones: Comprime el archivo documento.txt en un archivo .zip llamado documento.zip.<text:line-break/><text:soft-page-break/><text:line-break/>Solución:<text:line-break/><text:line-break/>zip documento.zip documento.txt<text:line-break/><text:line-break/>Ejercicio 20: Descomprimir un archivo<text:line-break/><text:line-break/>Instrucciones: Descomprime un archivo llamado documento.zip.<text:line-break/><text:line-break/>Solución:<text:line-break/><text:line-break/>unzip documento.zip<text:line-break/><text:line-break/>Ejercicio 21: Ver el contenido de un directorio de manera recursiva<text:line-break/><text:line-break/>Instrucciones: Muestra todos los archivos y directorios dentro de un directorio de manera recursiva.<text:line-break/><text:line-break/>Solución:<text:line-break/><text:line-break/>ls -R<text:line-break/><text:line-break/>Ejercicio 22: Mostrar la dirección actual<text:line-break/><text:line-break/>Instrucciones: Muestra el directorio en el que te encuentras actualmente.<text:line-break/><text:line-break/>Solución:<text:line-break/><text:line-break/>pwd<text:line-break/><text:line-break/>Ejercicio 23: Salir de la terminal<text:line-break/><text:line-break/>Instrucciones: Cierra la sesión en la terminal.<text:line-break/><text:line-break/>Solución:<text:line-break/><text:line-break/>exit<text:line-break/><text:line-break/>Ejercicio 24: Visualizar el manual de un comando<text:line-break/><text:line-break/>Instrucciones: Visualiza el manual del comando ls.<text:line-break/><text:line-break/>Solución:<text:line-break/><text:line-break/>man ls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9T22:45:35.205000000</meta:creation-date>
    <dc:date>2024-11-19T22:45:57.969000000</dc:date>
    <meta:editing-duration>PT24S</meta:editing-duration>
    <meta:editing-cycles>1</meta:editing-cycles>
    <meta:document-statistic meta:table-count="0" meta:image-count="0" meta:object-count="0" meta:page-count="5" meta:paragraph-count="2" meta:word-count="841" meta:character-count="5779" meta:non-whitespace-character-count="4758"/>
    <meta:generator>LibreOffice/24.8.2.1$Windows_X86_64 LibreOffice_project/0f794b6e29741098670a3b95d60478a65d05ef13</meta:generator>
  </office:meta>
</office:document-meta>
</file>